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 E1a Laboratory – TF: Clark Magnan (Section Monday-F)</text:p>
      <text:p text:style-name="Standard">Lab 1 Writeup: Enzymes</text:p>
      <text:p text:style-name="Standard">October 8, 2008</text:p>
      <text:p text:style-name="Standard"/>
      <text:p text:style-name="Standard">Jason Morrison</text:p>
      <text:p text:style-name="Standard"><text:a xlink:type="simple" xlink:href="mailto:jason.p.morrison@gmail.com">jason.p.morrison@gmail.com</text:a></text:p>
      <text:p text:style-name="Standard">585-216-5657</text:p>
      <text:p text:style-name="Standard"/>
      <text:p text:style-name="P1">Part 1: Succinic dehydrogenase</text:p>
      <text:p text:style-name="P1"/>
      <text:p text:style-name="P1"/>
      <text:p text:style-name="P1"><draw:frame draw:style-name="fr1" draw:name="Object1" text:anchor-type="paragraph" svg:width="6.8563in" svg:height="1.2457in" draw:z-index="0"><draw:object xlink:href="./Object 1" xlink:type="simple" xlink:show="embed" xlink:actuate="onLoad"/><draw:image xlink:href="./ObjectReplacements/Object 1" xlink:type="simple" xlink:show="embed" xlink:actuate="onLoad"/></draw:frame>Table 1: The oxidation of succinic acid to fumaric acid catalyzed by enzyme succinic dehydrogenase from calf heart (“mitochondira”).</text:p>
      <text:p text:style-name="P1"><text:span text:style-name="T1">The first four samples represent controls, as they do not contain competitive inhibitor malonic acid, and represent a variety of conditions with respect to the concentration of enzyme and substrate and the presence of sucrose or indicator. <text:s/>They highlight the color change the is associated with the reduction of indicator methylene blue. <text:s/>The action of the competitive inhibitor in samples 5 and 6 is evident from the lack of apparent change in indicator color. <text:s/>This lack of color suggests that the MB indicator is not receiving free hydrogen atoms, which suggests that the dehydrogenation is not taking place in the presence of the inhibitor. <text:s/>Malonic acid acts as a </text:span><text:span text:style-name="T2">competitive </text:span><text:span text:style-name="T3">inhibitor because the succinic dehydrogenase binds to the malonic acid rather than succinic acid due to the similar physical structure of the substrate and the inhibitor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n goes here, explaining the resul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7T23:33:58</meta:creation-date>
    <dc:date>2008-10-08T00:06:30</dc:date>
    <dc:language>en-US</dc:language>
    <meta:editing-cycles>6</meta:editing-cycles>
    <meta:editing-duration>PT20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0" meta:word-count="200" meta:character-count="12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font-style="normal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row table:style-name="ro1">
          <table:table-cell table:style-name="ce1"/>
          <table:table-cell table:style-name="ce1" office:value-type="string">
            <text:p>Mitochondria</text:p>
          </table:table-cell>
          <table:table-cell table:style-name="ce1" office:value-type="string">
            <text:p>Succinic</text:p>
          </table:table-cell>
          <table:table-cell table:style-name="ce1" office:value-type="string">
            <text:p>Methylene</text:p>
          </table:table-cell>
          <table:table-cell table:style-name="ce1" table:number-columns-repeated="2"/>
          <table:table-cell table:style-name="ce3" office:value-type="string">
            <text:p>Initial</text:p>
          </table:table-cell>
          <table:table-cell table:style-name="ce1" office:value-type="string">
            <text:p>Final</text:p>
          </table:table-cell>
        </table:table-row>
        <table:table-row table:style-name="ro2">
          <table:table-cell table:style-name="ce1" office:value-type="string">
            <text:p>Tube #</text:p>
          </table:table-cell>
          <table:table-cell table:style-name="ce1" office:value-type="string">
            <text:p>(µl)</text:p>
          </table:table-cell>
          <table:table-cell table:style-name="ce1" office:value-type="string">
            <text:p>Acid (µl)</text:p>
          </table:table-cell>
          <table:table-cell table:style-name="ce1" office:value-type="string">
            <text:p>Blue (µl)</text:p>
          </table:table-cell>
          <table:table-cell table:style-name="ce1" office:value-type="string">
            <text:p>H2O (µl)</text:p>
          </table:table-cell>
          <table:table-cell table:style-name="ce1" office:value-type="string">
            <text:p>Other</text:p>
          </table:table-cell>
          <table:table-cell table:style-name="ce3" office:value-type="string">
            <text:p>Appearance</text:p>
          </table:table-cell>
          <table:table-cell table:style-name="ce1" office:value-type="string">
            <text:p>Appearan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 office:value-type="string">
            <text:p>500 µl 0.25M sucrose</text:p>
          </table:table-cell>
          <table:table-cell table:number-columns-repeated="2" office:value-type="string">
            <text:p>Bright Blu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/>
          <table:table-cell table:number-columns-repeated="2" office:value-type="string">
            <text:p>Peac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Medium Teal</text:p>
          </table:table-cell>
          <table:table-cell office:value-type="string">
            <text:p>Dark Teal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Medium Teal</text:p>
          </table:table-cell>
          <table:table-cell office:value-type="string">
            <text:p>Light Te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10/08/2008</text:date>, <text:time>00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